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18.8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wrap-option="wrap" style:shrink-to-fit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8"/>
        <table:table-column table:style-name="co1" table:number-columns-repeated="8" table:default-cell-style-name="Default"/>
        <table:table-row table:style-name="ro1">
          <table:table-cell office:value-type="string">
            <text:p>VF gene</text:p>
          </table:table-cell>
          <table:table-cell office:value-type="string">
            <text:p>Function</text:p>
          </table:table-cell>
          <table:table-cell office:value-type="string">
            <text:p>Uniprot</text:p>
          </table:table-cell>
          <table:table-cell office:value-type="string">
            <text:p>Categor(y/ies)</text:p>
          </table:table-cell>
          <table:table-cell office:value-type="string">
            <text:p>Sub Categor(y/ies)</text:p>
          </table:table-cell>
          <table:table-cell office:value-type="string">
            <text:p>Reference(s)</text:p>
          </table:table-cell>
          <table:table-cell office:value-type="string">
            <text:p>Ref Genome</text:p>
          </table:table-cell>
          <table:table-cell office:value-type="string">
            <text:p>Sequenc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cpR</text:p>
          </table:table-cell>
          <table:table-cell table:style-name="ce5" office:value-type="string">
            <text:p>putative regulat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A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B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C</text:p>
          </table:table-cell>
          <table:table-cell table:style-name="ce5" office:value-type="string">
            <text:p>putative enzyme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D</text:p>
          </table:table-cell>
          <table:table-cell table:style-name="ce5" office:value-type="string">
            <text:p>putative recept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E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A</text:p>
          </table:table-cell>
          <table:table-cell table:style-name="ce5" office:value-type="string">
            <text:p>F1C major fimbrial subunit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I</text:p>
          </table:table-cell>
          <table:table-cell table:style-name="ce5" office:value-type="string">
            <text:p>Putative minor F1C fimbrial subunit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C</text:p>
          </table:table-cell>
          <table:table-cell table:style-name="ce5" office:value-type="string">
            <text:p>F1C periplasmic chaperone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D</text:p>
          </table:table-cell>
          <table:table-cell table:style-name="ce5" office:value-type="string">
            <text:p>F1C fimbrial ushe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F</text:p>
          </table:table-cell>
          <table:table-cell table:style-name="ce5" office:value-type="string">
            <text:p>F1C minor fimbrial subunit F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G</text:p>
          </table:table-cell>
          <table:table-cell table:style-name="ce5" office:value-type="string">
            <text:p>F1C minor fimbrial subunit protein G pres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H</text:p>
          </table:table-cell>
          <table:table-cell table:style-name="ce5" office:value-type="string">
            <text:p>F1C Putative fimbrial adhesin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ae</text:p>
          </table:table-cell>
          <table:table-cell table:style-name="ce5" office:value-type="string">
            <text:p>intimin adherence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Intim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apX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K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J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A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I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a</text:p>
          </table:table-cell>
          <table:table-cell table:style-name="ce5" office:value-type="string">
            <text:p>Paa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orcine attaching-effacing associated prote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fa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A</text:p>
          </table:table-cell>
          <table:table-cell table:style-name="ce5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table-cell table:style-name="ce1" office:value-type="string">
            <text:p>sfa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S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toxB</text:p>
          </table:table-cell>
          <table:table-cell table:style-name="ce5" office:value-type="string">
            <text:p>ToxB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oxB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im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A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I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aida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Adhesin involved in diffuse adherenc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agn43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Antigen 43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P</text:p>
          </table:table-cell>
          <table:table-cell table:style-name="ce5" office:value-type="string">
            <text:p>putative exoprotein-precursor</text:p>
          </table:table-cell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EspP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ic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Pic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at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Sa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tsh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Temperature-sensitive hemagglutin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vat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Vacuolating autotransporter gen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2" office:value-type="string">
            <text:p>ibeA</text:p>
          </table:table-cell>
          <table:table-cell table:style-name="ce2"/>
          <table:table-cell/>
          <table:table-cell table:style-name="ce2" office:value-type="string">
            <text:p>Invasion</text:p>
          </table:table-cell>
          <table:table-cell table:style-name="ce2" office:value-type="string">
            <text:p>Invasion of brain endothelial cell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2" office:value-type="string">
            <text:p>tia</text:p>
          </table:table-cell>
          <table:table-cell table:style-name="ce2"/>
          <table:table-cell/>
          <table:table-cell table:style-name="ce2" office:value-type="string">
            <text:p>Invasion</text:p>
          </table:table-cell>
          <table:table-cell table:style-name="ce2" office:value-type="string">
            <text:p>Tia/Hek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S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T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W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X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Y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U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e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-regulated elemen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N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E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S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X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Q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P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p2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p1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U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T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E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yu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F</text:p>
          </table:table-cell>
          <table:table-cell table:style-name="ce5" office:value-type="string">
            <text:p>EspF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F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G</text:p>
          </table:table-cell>
          <table:table-cell table:style-name="ce5" office:value-type="string">
            <text:p>EspG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G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H</text:p>
          </table:table-cell>
          <table:table-cell table:style-name="ce2" office:value-type="string">
            <text:p>EspH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H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map</text:p>
          </table:table-cell>
          <table:table-cell table:style-name="ce2"/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Mitochondria-associated protein Map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epZ</text:p>
          </table:table-cell>
          <table:table-cell table:style-name="ce2"/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SepZ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tir</text:p>
          </table:table-cell>
          <table:table-cell table:style-name="ce5" office:value-type="string">
            <text:p>putative translocated intimin receptor protein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Tir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cif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Cell-cycle-inhibitory factor Cif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Fu/tccP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Fu/TccP (Tir cytoskeleton coupling protein)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G2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G2 (EPEC EspC island)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J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J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nleA/espI</text:p>
          </table:table-cell>
          <table:table-cell table:style-name="ce5" office:value-type="string">
            <text:p>NleA encoded by cryptic prophage CP-933P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A/EspI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nleC</text:p>
          </table:table-cell>
          <table:table-cell table:style-name="ce5" office:value-type="string">
            <text:p>NleC encoded by prophage CP-933K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C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nleD</text:p>
          </table:table-cell>
          <table:table-cell table:style-name="ce5" office:value-type="string">
            <text:p>NleD encoded by prophage CP-933K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D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cF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D2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B</text:p>
          </table:table-cell>
          <table:table-cell table:style-name="ce5" office:value-type="string">
            <text:p>secreted protein EspB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D</text:p>
          </table:table-cell>
          <table:table-cell table:style-name="ce5" office:value-type="string">
            <text:p>secreted protein EspD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A</text:p>
          </table:table-cell>
          <table:table-cell table:style-name="ce5" office:value-type="string">
            <text:p>secreted protein EspA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epL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D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T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F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epQ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N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V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J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C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D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glrA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glrR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U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T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S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R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ler</text:p>
          </table:table-cell>
          <table:table-cell table:style-name="ce2" office:value-type="string">
            <text:p>Ler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D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B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A</text:p>
          </table:table-cell>
          <table:table-cell table:style-name="ce5" office:value-type="string">
            <text:p>hemolysin toxin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C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cdtA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dtB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dtC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nf1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1" office:value-type="string">
            <text:p>Cytotoxic necrotizing factor 1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tx1A</text:p>
          </table:table-cell>
          <table:table-cell table:style-name="ce5" office:value-type="string">
            <text:p>shiga-like toxin 1 subunit A encoded within prophage CP-933V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1B</text:p>
          </table:table-cell>
          <table:table-cell table:style-name="ce5" office:value-type="string">
            <text:p>shiga-like toxin 1 subunit B encoded within prophage CP-933V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2A</text:p>
          </table:table-cell>
          <table:table-cell table:style-name="ce5" office:value-type="string">
            <text:p>shiga-like toxin II A subunit encoded by bacteriophage BP-933W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2B</text:p>
          </table:table-cell>
          <table:table-cell table:style-name="ce5" office:value-type="string">
            <text:p>shiga-like toxin II B subunit encoded by bacteriophage BP-933W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EspX1</text:p>
          </table:table-cell>
          <table:table-cell table:style-name="ce6" office:value-type="string">
            <text:p>COG1357; Pentapeptide repeats containing protein [Function unknown]</text:p>
          </table:table-cell>
          <table:table-cell table:style-name="ce6" office:value-type="string">
            <text:p>Q8XA5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4962-23115 Escherichia coli O157:H7 str. Sakai chromosome, complete genome</text:p>
          </table:table-cell>
          <table:table-cell table:style-name="ce9" office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1</text:p>
          </table:table-cell>
          <table:table-cell table:style-name="ce6" office:value-type="string">
            <text:p>hypothetical protein</text:p>
          </table:table-cell>
          <table:table-cell table:style-name="ce6" office:value-type="string">
            <text:p>Q8XA1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63335-64313 Escherichia coli O157:H7 str. Sakai chromosome, complete genome</text:p>
          </table:table-cell>
          <table:table-cell office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2</text:p>
          </table:table-cell>
          <table:table-cell table:style-name="ce6" office:value-type="string">
            <text:p>hypothetical protein</text:p>
          </table:table-cell>
          <table:table-cell table:style-name="ce6" office:value-type="string">
            <text:p>Q8XA0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80585-81324 Escherichia coli O157:H7 str. Sakai chromosome, complete genome</text:p>
          </table:table-cell>
          <table:table-cell office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3</text:p>
          </table:table-cell>
          <table:table-cell table:style-name="ce6" office:value-type="string">
            <text:p>Pentapeptide repeats containing protein [Function unknown]</text:p>
          </table:table-cell>
          <table:table-cell table:style-name="ce6" office:value-type="string">
            <text:p>Q8XE8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503343-501300 Escherichia coli O157:H7 str. Sakai chromosome, complete genome</text:p>
          </table:table-cell>
          <table:table-cell office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B2-1</text:p>
          </table:table-cell>
          <table:table-cell table:style-name="ce6" office:value-type="string">
            <text:p>non-LEE encoded effector protein NleB; Provisional</text:p>
          </table:table-cell>
          <table:table-cell table:style-name="ce6" office:value-type="string">
            <text:p>Q8X83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4473-925747 Escherichia coli O157:H7 str. Sakai chromosome, complete genome</text:p>
          </table:table-cell>
          <table:table-cell office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C</text:p>
          </table:table-cell>
          <table:table-cell table:style-name="ce6" office:value-type="string">
            <text:p>Peptidase_M85; NFkB-p65-degrading zinc protease</text:p>
          </table:table-cell>
          <table:table-cell table:style-name="ce6" office:value-type="string">
            <text:p>Q8X83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5512-926802 Escherichia coli O157:H7 str. Sakai chromosome, complete genome</text:p>
          </table:table-cell>
          <table:table-cell office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H1-1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83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7349-928494 Escherichia coli O157:H7 str. Sakai chromosome, complete genome</text:p>
          </table:table-cell>
          <table:table-cell office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D</text:p>
          </table:table-cell>
          <table:table-cell table:style-name="ce7" office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table:style-name="ce7" office:value-type="string">
            <text:p>Q7AGE0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8488-929396 Escherichia coli O157:H7 str. Sakai chromosome, complete genome</text:p>
          </table:table-cell>
          <table:table-cell office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X2</text:p>
          </table:table-cell>
          <table:table-cell table:style-name="ce7" office:value-type="string">
            <text:p>SopA_C; SopA-like catalytic domain; central domain</text:p>
          </table:table-cell>
          <table:table-cell table:style-name="ce7" office:value-type="string">
            <text:p>Q7AGC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54911-957527 Escherichia coli O157:H7 str. Sakai chromosome, complete genome</text:p>
          </table:table-cell>
          <table:table-cell office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F2-1</text:p>
          </table:table-cell>
          <table:table-cell table:style-name="ce7" office:value-type="string">
            <text:p>EspF; EspF protein repeat</text:p>
          </table:table-cell>
          <table:table-cell table:style-name="ce7" office:value-type="string">
            <text:p>Q8X2U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209904-1209165 Escherichia coli O157:H7 str. Sakai chromosome, complete genome</text:p>
          </table:table-cell>
          <table:table-cell office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V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C4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210667-1210431 Escherichia coli O157:H7 str. Sakai chromosome, complete genome</text:p>
          </table:table-cell>
          <table:table-cell office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X7</text:p>
          </table:table-cell>
          <table:table-cell table:style-name="ce7" office:value-type="string">
            <text:p>E3 ubiquitin-protein ligase SopA; Provisional</text:p>
          </table:table-cell>
          <table:table-cell table:style-name="ce7" office:value-type="string">
            <text:p>Q8X5G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578810-1581862 Escherichia coli O157:H7 str. Sakai chromosome, complete genome</text:p>
          </table:table-cell>
          <table:table-cell office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N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5G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581591-1586012 Escherichia coli O157:H7 str. Sakai chromosome, complete genome</text:p>
          </table:table-cell>
          <table:table-cell office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O1-1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G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588127-1587770 Escherichia coli O157:H7 str. Sakai chromosome, complete genome</text:p>
          </table:table-cell>
          <table:table-cell office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K</text:p>
          </table:table-cell>
          <table:table-cell table:style-name="ce7" office:value-type="string">
            <text:p>type III secretion protein GogB; Provisional</text:p>
          </table:table-cell>
          <table:table-cell table:style-name="ce7" office:value-type="string">
            <text:p>Q8X78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589712-1587943 Escherichia coli O157:H7 str. Sakai chromosome, complete genome</text:p>
          </table:table-cell>
          <table:table-cell office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A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J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03064-1801341 Escherichia coli O157:H7 str. Sakai chromosome, complete genome</text:p>
          </table:table-cell>
          <table:table-cell office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H1-2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L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04555-1805740 Escherichia coli O157:H7 str. Sakai chromosome, complete genome</text:p>
          </table:table-cell>
          <table:table-cell office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F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L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05584-1806323 Escherichia coli O157:H7 str. Sakai chromosome, complete genome</text:p>
          </table:table-cell>
          <table:table-cell office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O1-2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2S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10176-1809814 Escherichia coli O157:H7 str. Sakai chromosome, complete genome</text:p>
          </table:table-cell>
          <table:table-cell office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AN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11589-1810748 Escherichia coli O157:H7 str. Sakai chromosome, complete genome</text:p>
          </table:table-cell>
          <table:table-cell office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M1</text:p>
          </table:table-cell>
          <table:table-cell table:style-name="ce7" office:value-type="string">
            <text:p>IpaB/EvcA family</text:p>
          </table:table-cell>
          <table:table-cell table:style-name="ce7" office:value-type="string">
            <text:p>Q8X4Q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11587-1812355 Escherichia coli O157:H7 str. Sakai chromosome, complete genome</text:p>
          </table:table-cell>
          <table:table-cell office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2-2</text:p>
          </table:table-cell>
          <table:table-cell table:style-name="ce7" office:value-type="string">
            <text:p>Protein of unknown function </text:p>
          </table:table-cell>
          <table:table-cell table:style-name="ce7" office:value-type="string">
            <text:p>Q8X4X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0040-1970787 Escherichia coli O157:H7 str. Sakai chromosome, complete genome</text:p>
          </table:table-cell>
          <table:table-cell office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6-1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4X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0680-1971497 Escherichia coli O157:H7 str. Sakai chromosome, complete genome</text:p>
          </table:table-cell>
          <table:table-cell office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5-1</text:p>
          </table:table-cell>
          <table:table-cell table:style-name="ce7" office:value-type="string">
            <text:p>Protein of unknown function</text:p>
          </table:table-cell>
          <table:table-cell table:style-name="Default" office:value-type="string">
            <text:p>Q8X4X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1389-1972222 Escherichia coli O157:H7 str. Sakai chromosome, complete genome</text:p>
          </table:table-cell>
          <table:table-cell office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R1</text:p>
          </table:table-cell>
          <table:table-cell table:style-name="ce7" office:value-type="string">
            <text:p>Leucine-rich repeat (LRR) protein [Function unknown]</text:p>
          </table:table-cell>
          <table:table-cell table:style-name="ce7" office:value-type="string">
            <text:p>Q8X9Y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065049-2063412 Escherichia coli O157:H7 str. Sakai chromosome, complete genome</text:p>
          </table:table-cell>
          <table:table-cell office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R2</text:p>
          </table:table-cell>
          <table:table-cell table:style-name="ce7" office:value-type="string">
            <text:p>IpaH-like protein</text:p>
          </table:table-cell>
          <table:table-cell table:style-name="ce7" office:value-type="string">
            <text:p>Q8X4Z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066256-2064924 Escherichia coli O157:H7 str. Sakai chromosome, complete genome</text:p>
          </table:table-cell>
          <table:table-cell office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5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50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59454-2158621 Escherichia coli O157:H7 str. Sakai chromosome, complete genome</text:p>
          </table:table-cell>
          <table:table-cell office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6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7ADX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60163-2159346 Escherichia coli O157:H7 str. Sakai chromosome, complete genome</text:p>
          </table:table-cell>
          <table:table-cell office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2-3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509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60803-2160056 Escherichia coli O157:H7 str. Sakai chromosome, complete genome</text:p>
          </table:table-cell>
          <table:table-cell office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7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39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09931-2209448 Escherichia coli O157:H7 str. Sakai chromosome, complete genome</text:p>
          </table:table-cell>
          <table:table-cell office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3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9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10596-2210140 Escherichia coli O157:H7 str. Sakai chromosome, complete genome</text:p>
          </table:table-cell>
          <table:table-cell office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2-4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39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11450-2210789 Escherichia coli O157:H7 str. Sakai chromosome, complete genome</text:p>
          </table:table-cell>
          <table:table-cell office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1</text:p>
          </table:table-cell>
          <table:table-cell table:style-name="ce7" office:value-type="string">
            <text:p>ShET2 enterotoxin, N-terminal region</text:p>
          </table:table-cell>
          <table:table-cell table:style-name="ce7" office:value-type="string">
            <text:p>Q7ADG2</text:p>
          </table:table-cell>
          <table:table-cell table:style-name="ce3" office:value-type="string">
            <text:p>Effector, Toxin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402520-2404988 Escherichia coli O157:H7 str. Sakai chromosome, complete genome</text:p>
          </table:table-cell>
          <table:table-cell office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J</text:p>
          </table:table-cell>
          <table:table-cell table:style-name="ce7" office:value-type="string">
            <text:p>AvrPphF-ORF-2; AvrPphF-ORF-2</text:p>
          </table:table-cell>
          <table:table-cell table:style-name="ce7" office:value-type="string">
            <text:p>Q8XB6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668474-2669323 Escherichia coli O157:H7 str. Sakai chromosome, complete genome</text:p>
          </table:table-cell>
          <table:table-cell office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TccP</text:p>
          </table:table-cell>
          <table:table-cell table:style-name="ce7" office:value-type="string">
            <text:p>EspF protein repeat</text:p>
          </table:table-cell>
          <table:table-cell table:style-name="ce7" office:value-type="string">
            <text:p>P0DJ8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669398-2670715 Escherichia coli O157:H7 str. Sakai chromosome, complete genome</text:p>
          </table:table-cell>
          <table:table-cell office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M2</text:p>
          </table:table-cell>
          <table:table-cell table:style-name="ce7" office:value-type="string">
            <text:p>chaperone-like protein; IpaB/EvcA family</text:p>
          </table:table-cell>
          <table:table-cell table:style-name="ce7" office:value-type="string">
            <text:p>Q8X4W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3477661-3476893 Escherichia coli O157:H7 str. Sakai chromosome, complete genome</text:p>
          </table:table-cell>
          <table:table-cell office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8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9A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477657-3478503 Escherichia coli O157:H7 str. Sakai chromosome, complete genome</text:p>
          </table:table-cell>
          <table:table-cell office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W</text:p>
          </table:table-cell>
          <table:table-cell table:style-name="ce7" office:value-type="string">
            <text:p>hypothetical protein</text:p>
          </table:table-cell>
          <table:table-cell table:style-name="Default" office:value-type="string">
            <text:p>Q8X9A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478325-3479701 Escherichia coli O157:H7 str. Sakai chromosome, complete genome</text:p>
          </table:table-cell>
          <table:table-cell office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6-3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7ABH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3480157-3479609 Escherichia coli O157:H7 str. Sakai chromosome, complete genome</text:p>
          </table:table-cell>
          <table:table-cell office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2</text:p>
          </table:table-cell>
          <table:table-cell table:style-name="ce7" office:value-type="string">
            <text:p>ShET2 enterotoxin, N-terminal region</text:p>
          </table:table-cell>
          <table:table-cell table:style-name="ce7" office:value-type="string">
            <text:p>Q7AAV1</text:p>
          </table:table-cell>
          <table:table-cell table:style-name="ce3" office:value-type="string">
            <text:p>Effector,Toxin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1109-3863252 Escherichia coli O157:H7 str. Sakai chromosome, complete genome</text:p>
          </table:table-cell>
          <table:table-cell office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B1</text:p>
          </table:table-cell>
          <table:table-cell table:style-name="ce7" office:value-type="string">
            <text:p>non-LEE encoded effector protein NleB; Provisional</text:p>
          </table:table-cell>
          <table:table-cell table:style-name="ce7" office:value-type="string">
            <text:p>Q8XBX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3465-3864750 Escherichia coli O157:H7 str. Sakai chromosome, complete genome</text:p>
          </table:table-cell>
          <table:table-cell office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E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7DBA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4550-3865426 Escherichia coli O157:H7 str. Sakai chromosome, complete genome</text:p>
          </table:table-cell>
          <table:table-cell office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F1</text:p>
          </table:table-cell>
          <table:table-cell table:style-name="ce7" office:value-type="string">
            <text:p>protein EspF</text:p>
          </table:table-cell>
          <table:table-cell table:style-name="ce7" office:value-type="string">
            <text:p>Q7DB8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590114-4589144 Escherichia coli O157:H7 str. Sakai chromosome, complete genome</text:p>
          </table:table-cell>
          <table:table-cell office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B</text:p>
          </table:table-cell>
          <table:table-cell table:style-name="ce7" office:value-type="string">
            <text:p>Enterobacterial EspB protein</text:p>
          </table:table-cell>
          <table:table-cell table:style-name="ce7" office:value-type="string">
            <text:p>Q8XC8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592121-4590901 Escherichia coli O157:H7 str. Sakai chromosome, complete genome</text:p>
          </table:table-cell>
          <table:table-cell office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Map</text:p>
          </table:table-cell>
          <table:table-cell table:style-name="ce7" office:value-type="string">
            <text:p>IpaB/EvcA family</text:p>
          </table:table-cell>
          <table:table-cell table:style-name="ce7" office:value-type="string">
            <text:p>Q7DB7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602732-4601937 Escherichia coli O157:H7 str. Sakai chromosome, complete genome</text:p>
          </table:table-cell>
          <table:table-cell office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H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7DB7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604069-4603411 Escherichia coli O157:H7 str. Sakai chromosome, complete genome</text:p>
          </table:table-cell>
          <table:table-cell office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Z</text:p>
          </table:table-cell>
          <table:table-cell table:style-name="ce7" office:value-type="string">
            <text:p>SepZ; type III secretion system protein</text:p>
          </table:table-cell>
          <table:table-cell table:style-name="ce7" office:value-type="string">
            <text:p>Q7DB6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09534-4609923 Escherichia coli O157:H7 str. Sakai chromosome, complete genome</text:p>
          </table:table-cell>
          <table:table-cell office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G</text:p>
          </table:table-cell>
          <table:table-cell table:style-name="ce7" office:value-type="string">
            <text:p>EspG protein</text:p>
          </table:table-cell>
          <table:table-cell table:style-name="Default" office:value-type="string">
            <text:p>Q7DB50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21240-4622794 Escherichia coli O157:H7 str. Sakai chromosome, complete genome</text:p>
          </table:table-cell>
          <table:table-cell office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3</text:p>
          </table:table-cell>
          <table:table-cell table:style-name="ce7" office:value-type="string">
            <text:p>PTS system arbutin-like IIC component; transcriptional regulator</text:p>
          </table:table-cell>
          <table:table-cell table:style-name="ce7" office:value-type="string">
            <text:p>Q7A9J9, Q8XC0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52971-4655599 Escherichia coli O157:H7 str. Sakai chromosome, complete genome</text:p>
          </table:table-cell>
          <table:table-cell office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Y4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B1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86286-4688694 Escherichia coli O157:H7 str. Sakai chromosome, complete genome</text:p>
          </table:table-cell>
          <table:table-cell office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3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B16,Q7A9I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88995-4690182 Escherichia coli O157:H7 str. Sakai chromosome, complete genome</text:p>
          </table:table-cell>
          <table:table-cell office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Y5</text:p>
          </table:table-cell>
          <table:table-cell table:style-name="ce7" office:value-type="string">
            <text:p>SopD; Salmonella outer protein D</text:p>
          </table:table-cell>
          <table:table-cell table:style-name="ce7" office:value-type="string">
            <text:p>Q8XB1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90651-4693035 Escherichia coli O157:H7 str. Sakai chromosome, complete genome</text:p>
          </table:table-cell>
          <table:table-cell office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4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3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047138-5047680 Escherichia coli O157:H7 str. Sakai chromosome, complete genome</text:p>
          </table:table-cell>
          <table:table-cell office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4</text:p>
          </table:table-cell>
          <table:table-cell table:style-name="ce7" office:value-type="string">
            <text:p>hypothetical protein; SopA-like central domain</text:p>
          </table:table-cell>
          <table:table-cell table:style-name="ce7" office:value-type="string">
            <text:p>Q8X5W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103885-5105465 Escherichia coli O157:H7 str. Sakai chromosome, complete genome</text:p>
          </table:table-cell>
          <table:table-cell office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5</text:p>
          </table:table-cell>
          <table:table-cell table:style-name="ce7" office:value-type="string">
            <text:p>hypothetical protein; pentapeptide repeats</text:p>
          </table:table-cell>
          <table:table-cell table:style-name="ce7" office:value-type="string">
            <text:p>Q8X5T9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134928-5136220 Escherichia coli O157:H7 str. Sakai chromosome, complete genome</text:p>
          </table:table-cell>
          <table:table-cell office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6</text:p>
          </table:table-cell>
          <table:table-cell table:style-name="ce7" office:value-type="string">
            <text:p>Pentapeptide repeats containing protein [Function unknown]</text:p>
          </table:table-cell>
          <table:table-cell table:style-name="ce7" office:value-type="string">
            <text:p>Q8X2I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424265-5426472 Escherichia coli O157:H7 str. Sakai chromosome, complete genome</text:p>
          </table:table-cell>
          <table:table-cell office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SubA</text:p>
          </table:table-cell>
          <table:table-cell office:value-type="string">
            <text:p>Subtilase cytotoxin, subunit A, variant 1</text:p>
          </table:table-cell>
          <table:table-cell office:value-type="string">
            <text:p>Q3ZTX7</text:p>
          </table:table-cell>
          <table:table-cell office:value-type="string">
            <text:p>Toxin</text:p>
          </table:table-cell>
          <table:table-cell/>
          <table:table-cell office:value-type="string">
            <text:p>paton_new_2004</text:p>
          </table:table-cell>
          <table:table-cell office:value-type="string">
            <text:p>&gt;gi|73853177:151027-152070 Escherichia coli EH41 plasmid pO113, complete sequence</text:p>
          </table:table-cell>
          <table:table-cell office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SubB</text:p>
          </table:table-cell>
          <table:table-cell office:value-type="string">
            <text:p>Subtilase cytotoxin, subunit B, variant 1</text:p>
          </table:table-cell>
          <table:table-cell office:value-type="string">
            <text:p>Q3ZTX8</text:p>
          </table:table-cell>
          <table:table-cell office:value-type="string">
            <text:p>Toxin</text:p>
          </table:table-cell>
          <table:table-cell/>
          <table:table-cell office:value-type="string">
            <text:p>paton_new_2004</text:p>
          </table:table-cell>
          <table:table-cell office:value-type="string">
            <text:p>&gt;gi|73853177:150585-151010 Escherichia coli EH41 plasmid pO113, complete sequence</text:p>
          </table:table-cell>
          <table:table-cell office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C</text:p>
          </table:table-cell>
          <table:table-cell office:value-type="string">
            <text:p>Inner membrane protein; secretin interaction</text:p>
          </table:table-cell>
          <table:table-cell office:value-type="string">
            <text:p>B7UI38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korotkov_structural_2011</text:p>
          </table:table-cell>
          <table:table-cell office:value-type="string">
            <text:p>&gt;gi|215485161:3377681-3378640 Escherichia coli O127:H6 str. E2348/69 chromosome, complete genome</text:p>
          </table:table-cell>
          <table:table-cell office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D</text:p>
          </table:table-cell>
          <table:table-cell office:value-type="string">
            <text:p>Outer membrane secretin</text:p>
          </table:table-cell>
          <table:table-cell office:value-type="string">
            <text:p>B7UI37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korotkov_structural_2011</text:p>
          </table:table-cell>
          <table:table-cell office:value-type="string">
            <text:p>&gt;gi|215485161:3375591-3377651 Escherichia coli O127:H6 str. E2348/69 chromosome, complete genome</text:p>
          </table:table-cell>
          <table:table-cell office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B</text:p>
          </table:table-cell>
          <table:table-cell office:value-type="string">
            <text:p>Outer membrane secretin</text:p>
          </table:table-cell>
          <table:table-cell office:value-type="string">
            <text:p>Q47068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3682-5340 Escherichia coli O127:H6 str. E2348/69 plasmid pMAR2, complete sequence</text:p>
          </table:table-cell>
          <table:table-cell office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D</text:p>
          </table:table-cell>
          <table:table-cell office:value-type="string">
            <text:p>Outer membrane secretin</text:p>
          </table:table-cell>
          <table:table-cell office:value-type="string">
            <text:p>D7GKK3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3881-35359 Escherichia coli ETEC 1392/75 plasmid p557, complete sequence</text:p>
          </table:table-cell>
          <table:table-cell office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ofQ</text:p>
          </table:table-cell>
          <table:table-cell office:value-type="string">
            <text:p>Outer membrane secretin</text:p>
          </table:table-cell>
          <table:table-cell office:value-type="string">
            <text:p>Q8X818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15829254:4231661-4232899 Escherichia coli O157:H7 str. Sakai chromosome, complete genome</text:p>
          </table:table-cell>
          <table:table-cell office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E</text:p>
          </table:table-cell>
          <table:table-cell office:value-type="string">
            <text:p>Secretion ATPase</text:p>
          </table:table-cell>
          <table:table-cell office:value-type="string">
            <text:p>B7UI36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4098-3375591 Escherichia coli O127:H6 str. E2348/69 chromosome, complete genome</text:p>
          </table:table-cell>
          <table:table-cell office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D</text:p>
          </table:table-cell>
          <table:table-cell office:value-type="string">
            <text:p>Secretion ATPase</text:p>
          </table:table-cell>
          <table:table-cell office:value-type="string">
            <text:p>B7UTD6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7024-8631 Escherichia coli O127:H6 str. E2348/69 plasmid pMAR2, complete sequence</text:p>
          </table:table-cell>
          <table:table-cell office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H</text:p>
          </table:table-cell>
          <table:table-cell office:value-type="string">
            <text:p>Secretion ATPase</text:p>
          </table:table-cell>
          <table:table-cell office:value-type="string">
            <text:p>D7GKJ9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0484-32016 Escherichia coli ETEC 1392/75 plasmid p557, complete sequence</text:p>
          </table:table-cell>
          <table:table-cell office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B</text:p>
          </table:table-cell>
          <table:table-cell office:value-type="string">
            <text:p>Secretion ATPase</text:p>
          </table:table-cell>
          <table:table-cell office:value-type="string">
            <text:p>C6UVU1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20184-121569 Escherichia coli O157:H7 str. TW14359 chromosome, complete genome</text:p>
          </table:table-cell>
          <table:table-cell office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F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B7UI35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2875-3374098 Escherichia coli O127:H6 str. E2348/69 chromosome, complete genome</text:p>
          </table:table-cell>
          <table:table-cell office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E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B7UTD7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8638-9696 Escherichia coli O127:H6 str. E2348/69 plasmid pMAR2, complete sequence</text:p>
          </table:table-cell>
          <table:table-cell office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I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D7GKJ8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29475-30446 Escherichia coli ETEC 1392/75 plasmid p557, complete sequence</text:p>
          </table:table-cell>
          <table:table-cell office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C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C6UVU0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18992-120194 Escherichia coli O157:H7 str. TW14359 chromosome, complete genome</text:p>
          </table:table-cell>
          <table:table-cell office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G</text:p>
          </table:table-cell>
          <table:table-cell office:value-type="string">
            <text:p>Major pilin or pseudopilin</text:p>
          </table:table-cell>
          <table:table-cell office:value-type="string">
            <text:p>B7UI34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2403-3372858 Escherichia coli O127:H6 str. E2348/69 chromosome, complete genome</text:p>
          </table:table-cell>
          <table:table-cell office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A</text:p>
          </table:table-cell>
          <table:table-cell office:value-type="string">
            <text:p>Major pilin or pseudopilin</text:p>
          </table:table-cell>
          <table:table-cell office:value-type="string">
            <text:p>P33553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2646-3227 Escherichia coli O127:H6 str. E2348/69 plasmid pMAR2, complete sequence</text:p>
          </table:table-cell>
          <table:table-cell office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A</text:p>
          </table:table-cell>
          <table:table-cell office:value-type="string">
            <text:p>Major pilin or pseudopilin</text:p>
          </table:table-cell>
          <table:table-cell office:value-type="string">
            <text:p>D7GKK6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7421-38131 Escherichia coli ETEC 1392/75 plasmid p557, complete sequence</text:p>
          </table:table-cell>
          <table:table-cell office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A</text:p>
          </table:table-cell>
          <table:table-cell office:value-type="string">
            <text:p>Major pilin or pseudopilin</text:p>
          </table:table-cell>
          <table:table-cell office:value-type="string">
            <text:p>C6UVU2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21579-122019 Escherichia coli O157:H7 str. TW14359 chromosome, complete genome</text:p>
          </table:table-cell>
          <table:table-cell office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H</text:p>
          </table:table-cell>
          <table:table-cell office:value-type="string">
            <text:p>Pilin-like protein, minor pilin or pseudopilin</text:p>
          </table:table-cell>
          <table:table-cell office:value-type="string">
            <text:p>B7UI33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1836-3372399 Escherichia coli O127:H6 str. E2348/69 chromosome, complete genome</text:p>
          </table:table-cell>
          <table:table-cell office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I</text:p>
          </table:table-cell>
          <table:table-cell office:value-type="string">
            <text:p>Pilin-like protein, minor pilin or pseudopilin</text:p>
          </table:table-cell>
          <table:table-cell office:value-type="string">
            <text:p>B7UTE1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1880-12425 Escherichia coli O127:H6 str. E2348/69 plasmid pMAR2, complete sequence</text:p>
          </table:table-cell>
          <table:table-cell office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B</text:p>
          </table:table-cell>
          <table:table-cell office:value-type="string">
            <text:p>Pilin-like protein, minor pilin or pseudopilin</text:p>
          </table:table-cell>
          <table:table-cell office:value-type="string">
            <text:p>D7GKK5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5788-37359 Escherichia coli ETEC 1392/75 plasmid p557, complete sequence</text:p>
          </table:table-cell>
          <table:table-cell office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ppdC</text:p>
          </table:table-cell>
          <table:table-cell office:value-type="string">
            <text:p>Pilin-like protein, minor pilin or pseudopilin</text:p>
          </table:table-cell>
          <table:table-cell office:value-type="string">
            <text:p>C6USD6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3743964-3744287 Escherichia coli O157:H7 str. TW14359 chromosome, complete genome</text:p>
          </table:table-cell>
          <table:table-cell office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  <table:table-cell table:number-columns-repeated="8"/>
        </table:table-row>
        <table:table-row table:style-name="ro1">
          <table:table-cell office:value-type="string">
            <text:p>gspI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2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1839-3371468 Escherichia coli O127:H6 str. E2348/69 chromosome, complete genome</text:p>
          </table:table-cell>
          <table:table-cell office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  <table:table-cell table:number-columns-repeated="8"/>
        </table:table-row>
        <table:table-row table:style-name="ro1">
          <table:table-cell office:value-type="string">
            <text:p>bfpJ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TE2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2422-12973 Escherichia coli O127:H6 str. E2348/69 plasmid pMAR2, complete sequence</text:p>
          </table:table-cell>
          <table:table-cell office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  <table:table-cell table:number-columns-repeated="8"/>
        </table:table-row>
        <table:table-row table:style-name="ro1">
          <table:table-cell office:value-type="string">
            <text:p>ygdB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4679-3744272 Escherichia coli O157:H7 str. TW14359 chromosome, complete genome</text:p>
          </table:table-cell>
          <table:table-cell office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  <table:table-cell table:number-columns-repeated="8"/>
        </table:table-row>
        <table:table-row table:style-name="ro1">
          <table:table-cell office:value-type="string">
            <text:p>gspJ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1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1471-3370866 Escherichia coli O127:H6 str. E2348/69 chromosome, complete genome</text:p>
          </table:table-cell>
          <table:table-cell office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  <table:table-cell table:number-columns-repeated="8"/>
        </table:table-row>
        <table:table-row table:style-name="ro1">
          <table:table-cell office:value-type="string">
            <text:p>bfpK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TE3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2963-13451 Escherichia coli O127:H6 str. E2348/69 plasmid pMAR2, complete sequence</text:p>
          </table:table-cell>
          <table:table-cell office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  <table:table-cell table:number-columns-repeated="8"/>
        </table:table-row>
        <table:table-row table:style-name="ro1">
          <table:table-cell office:value-type="string">
            <text:p>ppdB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8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5239-3744676 Escherichia coli O157:H7 str. TW14359 chromosome, complete genome</text:p>
          </table:table-cell>
          <table:table-cell office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  <table:table-cell table:number-columns-repeated="8"/>
        </table:table-row>
        <table:table-row table:style-name="ro1">
          <table:table-cell office:value-type="string">
            <text:p>gspK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0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0869-3369892 Escherichia coli O127:H6 str. E2348/69 chromosome, complete genome</text:p>
          </table:table-cell>
          <table:table-cell office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  <table:table-cell table:number-columns-repeated="8"/>
        </table:table-row>
        <table:table-row table:style-name="ro1">
          <table:table-cell office:value-type="string">
            <text:p>ppdA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9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5700-3745230 Escherichia coli O157:H7 str. TW14359 chromosome, complete genome</text:p>
          </table:table-cell>
          <table:table-cell office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  <table:table-cell table:number-columns-repeated="8"/>
        </table:table-row>
        <table:table-row table:style-name="ro1">
          <table:table-cell office:value-type="string">
            <text:p>gspL</text:p>
          </table:table-cell>
          <table:table-cell office:value-type="string">
            <text:p>Bitopic inner-membrane protein</text:p>
          </table:table-cell>
          <table:table-cell office:value-type="string">
            <text:p>B7UI29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69886-3368717 Escherichia coli O127:H6 str. E2348/69 chromosome, complete genome</text:p>
          </table:table-cell>
          <table:table-cell office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  <table:table-cell table:number-columns-repeated="8"/>
        </table:table-row>
        <table:table-row table:style-name="ro1">
          <table:table-cell office:value-type="string">
            <text:p>bfpC</text:p>
          </table:table-cell>
          <table:table-cell office:value-type="string">
            <text:p>Bitopic inner-membrane protein</text:p>
          </table:table-cell>
          <table:table-cell table:style-name="Default" office:value-type="string">
            <text:p>B7UTD4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5337-6545 Escherichia coli O127:H6 str. E2348/69 plasmid pMAR2, complete sequence</text:p>
          </table:table-cell>
          <table:table-cell office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  <table:table-cell table:number-columns-repeated="8"/>
        </table:table-row>
        <table:table-row table:style-name="ro1">
          <table:table-cell office:value-type="string">
            <text:p>lngE</text:p>
          </table:table-cell>
          <table:table-cell office:value-type="string">
            <text:p>Bitopic inner-membrane protein</text:p>
          </table:table-cell>
          <table:table-cell office:value-type="string">
            <text:p>D7GKK2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3878-33318 Escherichia coli ETEC 1392/75 plasmid p557, complete sequence</text:p>
          </table:table-cell>
          <table:table-cell office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  <table:table-cell table:number-columns-repeated="8"/>
        </table:table-row>
        <table:table-row table:style-name="ro1">
          <table:table-cell office:value-type="string">
            <text:p>gspM</text:p>
          </table:table-cell>
          <table:table-cell office:value-type="string">
            <text:p>Bitopic inner-membrane protein</text:p>
          </table:table-cell>
          <table:table-cell office:value-type="string">
            <text:p>B7UI28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68715-3368164 Escherichia coli O127:H6 str. E2348/69 chromosome, complete genome</text:p>
          </table:table-cell>
          <table:table-cell office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  <table:table-cell table:number-columns-repeated="8"/>
        </table:table-row>
        <table:table-row table:style-name="ro1">
          <table:table-cell office:value-type="string">
            <text:p>gspO</text:p>
          </table:table-cell>
          <table:table-cell office:value-type="string">
            <text:p>Prepilin peptidase</text:p>
          </table:table-cell>
          <table:table-cell office:value-type="string">
            <text:p>A8A5E0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157159467:3509886-3510563 Escherichia coli HS, complete genome</text:p>
          </table:table-cell>
          <table:table-cell office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  <table:table-cell table:number-columns-repeated="8"/>
        </table:table-row>
        <table:table-row table:style-name="ro1">
          <table:table-cell office:value-type="string">
            <text:p>bfpP</text:p>
          </table:table-cell>
          <table:table-cell office:value-type="string">
            <text:p>Prepilin peptidase</text:p>
          </table:table-cell>
          <table:table-cell office:value-type="string">
            <text:p>B7UTD9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0682-11431 Escherichia coli O127:H6 str. E2348/69 plasmid pMAR2, complete sequence</text:p>
          </table:table-cell>
          <table:table-cell office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  <table:table-cell table:number-columns-repeated="8"/>
        </table:table-row>
        <table:table-row table:style-name="ro1">
          <table:table-cell office:value-type="string">
            <text:p>lngP</text:p>
          </table:table-cell>
          <table:table-cell office:value-type="string">
            <text:p>Prepilin peptidase</text:p>
          </table:table-cell>
          <table:table-cell office:value-type="string">
            <text:p>D7GKJ6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28336-27482 Escherichia coli ETEC 1392/75 plasmid p557, complete sequence</text:p>
          </table:table-cell>
          <table:table-cell office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  <table:table-cell table:number-columns-repeated="8"/>
        </table:table-row>
        <table:table-row table:style-name="ro1">
          <table:table-cell office:value-type="string">
            <text:p>b2972</text:p>
          </table:table-cell>
          <table:table-cell office:value-type="string">
            <text:p>Prepilin peptidase</text:p>
          </table:table-cell>
          <table:table-cell office:value-type="string">
            <text:p>Q46836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francetic_second_1998</text:p>
          </table:table-cell>
          <table:table-cell office:value-type="string">
            <text:p>&gt;gi|556503834:c3114352-3113543 Escherichia coli str. K-12 substr. MG1655, complete genome</text:p>
          </table:table-cell>
          <table:table-cell office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  <table:table-cell table:number-columns-repeated="8"/>
        </table:table-row>
        <table:table-row table:style-name="ro1">
          <table:table-cell office:value-type="string">
            <text:p>yghG</text:p>
          </table:table-cell>
          <table:table-cell office:value-type="string">
            <text:p>Pilotin</text:p>
          </table:table-cell>
          <table:table-cell office:value-type="string">
            <text:p>B7UI39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9068-3378658 Escherichia coli O127:H6 str. E2348/69 chromosome, complete genome</text:p>
          </table:table-cell>
          <table:table-cell office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  <table:table-cell table:number-columns-repeated="8"/>
        </table:table-row>
        <table:table-row table:style-name="ro1">
          <table:table-cell office:value-type="string">
            <text:p>perA</text:p>
          </table:table-cell>
          <table:table-cell office:value-type="string">
            <text:p>Gene regulation</text:p>
          </table:table-cell>
          <table:table-cell office:value-type="string">
            <text:p>P43459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7176-18000 Escherichia coli O127:H6 str. E2348/69 plasmid pMAR2, complete sequence</text:p>
          </table:table-cell>
          <table:table-cell office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  <table:table-cell table:number-columns-repeated="8"/>
        </table:table-row>
        <table:table-row table:style-name="ro1">
          <table:table-cell office:value-type="string">
            <text:p>lngS</text:p>
          </table:table-cell>
          <table:table-cell office:value-type="string">
            <text:p>Gene regulation</text:p>
          </table:table-cell>
          <table:table-cell office:value-type="string">
            <text:p>D7GKK8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9783-38887 Escherichia coli ETEC 1392/75 plasmid p557, complete sequence</text:p>
          </table:table-cell>
          <table:table-cell office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  <table:table-cell table:number-columns-repeated="8"/>
        </table:table-row>
        <table:table-row table:style-name="ro1">
          <table:table-cell office:value-type="string">
            <text:p>lngR</text:p>
          </table:table-cell>
          <table:table-cell office:value-type="string">
            <text:p>Gene regulation</text:p>
          </table:table-cell>
          <table:table-cell office:value-type="string">
            <text:p>D7GKK9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40340-40035 Escherichia coli ETEC 1392/75 plasmid p557, complete sequence</text:p>
          </table:table-cell>
          <table:table-cell office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  <table:table-cell table:number-columns-repeated="8"/>
        </table:table-row>
        <table:table-row table:style-name="ro1">
          <table:table-cell office:value-type="string">
            <text:p>bfpF</text:p>
          </table:table-cell>
          <table:table-cell office:value-type="string">
            <text:p>Retraction ATPase</text:p>
          </table:table-cell>
          <table:table-cell office:value-type="string">
            <text:p>B7UTD8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9680-10675 Escherichia coli O127:H6 str. E2348/69 plasmid pMAR2, complete sequence</text:p>
          </table:table-cell>
          <table:table-cell office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  <table:table-cell table:number-columns-repeated="8"/>
        </table:table-row>
        <table:table-row table:style-name="ro1">
          <table:table-cell office:value-type="string">
            <text:p>yggR</text:p>
          </table:table-cell>
          <table:table-cell office:value-type="string">
            <text:p>Retraction ATPase</text:p>
          </table:table-cell>
          <table:table-cell office:value-type="string">
            <text:p>C6UT5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895709-3894729 Escherichia coli O157:H7 str. TW14359 chromosome, complete genome</text:p>
          </table:table-cell>
          <table:table-cell office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  <table:table-cell table:number-columns-repeated="8"/>
        </table:table-row>
        <table:table-row table:style-name="ro1">
          <table:table-cell office:value-type="string">
            <text:p>bfpG</text:p>
          </table:table-cell>
          <table:table-cell office:value-type="string">
            <text:p>Outer membrane protein, forms complex with secretin</text:p>
          </table:table-cell>
          <table:table-cell office:value-type="string">
            <text:p>B7UTD2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3274-3675 Escherichia coli O127:H6 str. E2348/69 plasmid pMAR2, complete sequence</text:p>
          </table:table-cell>
          <table:table-cell office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  <table:table-cell table:number-columns-repeated="8"/>
        </table:table-row>
        <table:table-row table:style-name="ro1">
          <table:table-cell office:value-type="string">
            <text:p>lngC</text:p>
          </table:table-cell>
          <table:table-cell office:value-type="string">
            <text:p>Outer membrane protein, forms complex with secretin</text:p>
          </table:table-cell>
          <table:table-cell office:value-type="string">
            <text:p>D7GKK4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5769-35356 Escherichia coli ETEC 1392/75 plasmid p557, complete sequence</text:p>
          </table:table-cell>
          <table:table-cell office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  <table:table-cell table:number-columns-repeated="8"/>
        </table:table-row>
        <table:table-row table:style-name="ro1">
          <table:table-cell office:value-type="string">
            <text:p>bfpU</text:p>
          </table:table-cell>
          <table:table-cell office:value-type="string">
            <text:p>Soluble protein essential for pilus biogenesis</text:p>
          </table:table-cell>
          <table:table-cell office:value-type="string">
            <text:p>B7UTD5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6523-7017 Escherichia coli O127:H6 str. E2348/69 plasmid pMAR2, complete sequence</text:p>
          </table:table-cell>
          <table:table-cell office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  <table:table-cell table:number-columns-repeated="8"/>
        </table:table-row>
        <table:table-row table:style-name="ro1">
          <table:table-cell office:value-type="string">
            <text:p>lngG</text:p>
          </table:table-cell>
          <table:table-cell office:value-type="string">
            <text:p>Soluble protein essential for pilus biogenesis</text:p>
          </table:table-cell>
          <table:table-cell office:value-type="string">
            <text:p>D7GKK0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2501-32016 Escherichia coli ETEC 1392/75 plasmid p557, complete sequence</text:p>
          </table:table-cell>
          <table:table-cell office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  <table:table-cell table:number-columns-repeated="8"/>
        </table:table-row>
        <table:table-row table:style-name="ro1">
          <table:table-cell office:value-type="string">
            <text:p>bfpH</text:p>
          </table:table-cell>
          <table:table-cell office:value-type="string">
            <text:p>Putative lytic transglycosylase</text:p>
          </table:table-cell>
          <table:table-cell office:value-type="string">
            <text:p>B7UTE0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1413-11859 Escherichia coli O127:H6 str. E2348/69 plasmid pMAR2, complete sequence</text:p>
          </table:table-cell>
          <table:table-cell office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  <table:table-cell table:number-columns-repeated="8"/>
        </table:table-row>
        <table:table-row table:style-name="ro1">
          <table:table-cell office:value-type="string">
            <text:p>lngT</text:p>
          </table:table-cell>
          <table:table-cell office:value-type="string">
            <text:p>Putative lytic transglycosylase</text:p>
          </table:table-cell>
          <table:table-cell office:value-type="string">
            <text:p>D7GKK7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8873-38430 Escherichia coli ETEC 1392/75 plasmid p557, complete sequence</text:p>
          </table:table-cell>
          <table:table-cell office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  <table:table-cell table:number-columns-repeated="8"/>
        </table:table-row>
        <table:table-row table:style-name="ro1">
          <table:table-cell office:value-type="string">
            <text:p>b2854</text:p>
          </table:table-cell>
          <table:table-cell office:value-type="string">
            <text:p>Putative lytic transglycosylase</text:p>
          </table:table-cell>
          <table:table-cell office:value-type="string">
            <text:p>C9QZQ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556503834:2993939-2994441 Escherichia coli str. K-12 substr. MG1655, complete genome</text:p>
          </table:table-cell>
          <table:table-cell office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  <table:table-cell table:number-columns-repeated="8"/>
        </table:table-row>
        <table:table-row table:style-name="ro1">
          <table:table-cell office:value-type="string">
            <text:p>bfpL</text:p>
          </table:table-cell>
          <table:table-cell office:value-type="string">
            <text:p>Bitopic inner-membrane protein</text:p>
          </table:table-cell>
          <table:table-cell office:value-type="string">
            <text:p>B7UTE4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3454-13903 Escherichia coli O127:H6 str. E2348/69 plasmid pMAR2, complete sequence</text:p>
          </table:table-cell>
          <table:table-cell office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  <table:table-cell table:number-columns-repeated="8"/>
        </table:table-row>
        <table:table-row table:style-name="ro1">
          <table:table-cell office:value-type="string">
            <text:p>lngF</text:p>
          </table:table-cell>
          <table:table-cell office:value-type="string">
            <text:p>Protein of unknown function</text:p>
          </table:table-cell>
          <table:table-cell office:value-type="string">
            <text:p>D7GKK1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3316-32489 Escherichia coli ETEC 1392/75 plasmid p557, complete sequence</text:p>
          </table:table-cell>
          <table:table-cell office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  <table:table-cell table:number-columns-repeated="8"/>
        </table:table-row>
        <table:table-row table:style-name="ro1">
          <table:table-cell office:value-type="string">
            <text:p>lngJ</text:p>
          </table:table-cell>
          <table:table-cell office:value-type="string">
            <text:p>Protein of unknown function</text:p>
          </table:table-cell>
          <table:table-cell office:value-type="string">
            <text:p>D7GKJ7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29460-28339 Escherichia coli ETEC 1392/75 plasmid p557, complete sequence</text:p>
          </table:table-cell>
          <table:table-cell office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  <table:table-cell table:number-columns-repeated="8"/>
        </table:table-row>
        <table:table-row table:style-name="ro1" table:number-rows-repeated="1048315">
          <table:table-cell table:number-columns-repeated="16"/>
        </table:table-row>
        <table:table-row table:style-name="ro2" table:number-rows-repeated="1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00-00-00</text:date>, <text:time style:data-style-name="N2" text:time-value="0000-00-00T10:25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09:10:16</meta:creation-date>
    <meta:generator>LibreOffice/4.0.2.2$Linux_X86_64 LibreOffice_project/400m0$Build-2</meta:generator>
    <dc:date>2013-11-28T11:51:20</dc:date>
    <meta:editing-duration>P2DT5H6M6S</meta:editing-duration>
    <meta:editing-cycles>125</meta:editing-cycles>
    <meta:document-statistic meta:table-count="1" meta:cell-count="1315" meta:object-count="0"/>
  </office:meta>
</office:document-meta>
</file>